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3.5cm" svg:height="0.963cm" svg:x="8cm" svg:y="3.5cm">
          <draw:text-box>
            <text:p text:style-name="P1">Ta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13T17:28:06</meta:creation-date>
    <dc:date>2006-06-13T17:28:31</dc:date>
    <dc:language>de-DE</dc:language>
    <meta:editing-cycles>2</meta:editing-cycles>
    <meta:editing-duration>PT2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